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vertical-align="middle" draw:auto-grow-height="false" fo:min-height="0.749cm" fo:min-width="0.499cm"/>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svg:stroke-width="0.203cm" draw:marker-start="Arrow" draw:marker-start-width="0.457cm" draw:marker-end="Arrow" draw:marker-end-width="0.457cm" draw:textarea-horizontal-align="center" draw:textarea-vertical-align="middle" fo:padding-top="0.226cm" fo:padding-bottom="0.226cm" fo:padding-left="0.351cm" fo:padding-right="0.351cm"/>
    </style:style>
    <style:style style:name="gr4" style:family="graphic" style:parent-style-name="standard">
      <style:graphic-properties svg:stroke-width="0.203cm" draw:marker-start="Arrow" draw:marker-start-width="0.457cm" draw:marker-end="Arrow" draw:marker-end-width="0.457cm" draw:textarea-horizontal-align="center" draw:textarea-vertical-align="middle" fo:padding-top="0.227cm" fo:padding-bottom="0.227cm" fo:padding-left="0.352cm" fo:padding-right="0.352cm"/>
    </style:style>
    <style:style style:name="gr5" style:family="graphic" style:parent-style-name="standard">
      <style:graphic-properties draw:stroke="none" svg:stroke-color="#000000" draw:fill="none" draw:fill-color="#ffffff" fo:min-height="1.02cm"/>
    </style:style>
    <style:style style:name="gr6" style:family="graphic" style:parent-style-name="standard">
      <style:graphic-properties draw:fill-color="#e6ff00" draw:textarea-vertical-align="middle" draw:auto-grow-height="false" fo:min-height="0.749cm" fo:min-width="0.499cm"/>
    </style:style>
    <style:style style:name="gr7" style:family="graphic" style:parent-style-name="standard">
      <style:graphic-properties draw:fill-color="#ff950e" draw:textarea-horizontal-align="justify" draw:textarea-vertical-align="middle" draw:auto-grow-height="false"/>
    </style:style>
    <style:style style:name="gr8" style:family="graphic" style:parent-style-name="standard">
      <style:graphic-properties draw:textarea-horizontal-align="justify" draw:textarea-vertical-align="middle" draw:auto-grow-height="false"/>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5.24cm" svg:height="11.43cm" svg:x="1.67cm" svg:y="2.10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2" draw:text-style-name="P1" draw:layer="layout" svg:x1="2.94cm" svg:y1="15.44cm" svg:x2="4.845cm" svg:y2="9.09cm">
          <text:p/>
        </draw:line>
        <draw:line draw:style-name="gr2" draw:text-style-name="P1" draw:layer="layout" svg:x1="8.655cm" svg:y1="15.44cm" svg:x2="8.655cm" svg:y2="11.63cm">
          <text:p/>
        </draw:line>
        <draw:line draw:style-name="gr2" draw:text-style-name="P1" draw:layer="layout" svg:x1="14.37cm" svg:y1="15.44cm" svg:x2="9.925cm" svg:y2="11.63cm">
          <text:p/>
        </draw:line>
        <draw:connector draw:style-name="gr3" draw:text-style-name="P1" draw:layer="layout" draw:type="curve" svg:x1="5.562cm" svg:y1="6.55cm" svg:x2="7.476cm" svg:y2="5.219cm" draw:start-shape="id1" draw:start-glue-point="5" draw:end-shape="id2" draw:end-glue-point="6" svg:d="m5562 6550c0-888 638-1331 1914-1331">
          <text:p/>
        </draw:connector>
        <draw:connector draw:style-name="gr3" draw:text-style-name="P1" draw:layer="layout" draw:type="curve" svg:x1="10.651cm" svg:y1="5.219cm" svg:x2="12.663cm" svg:y2="6.55cm" draw:start-shape="id2" draw:start-glue-point="8" draw:end-shape="id3" draw:end-glue-point="5" svg:d="m10651 5219c1342 0 2012 443 2012 1331">
          <text:p/>
        </draw:connector>
        <draw:connector draw:style-name="gr4" draw:text-style-name="P1" draw:layer="layout" draw:type="curve" svg:x1="12.663cm" svg:y1="9.09cm" svg:x2="10.551cm" svg:y2="10.419cm" draw:start-shape="id3" draw:start-glue-point="7" draw:end-shape="id4" draw:end-glue-point="8" svg:d="m12663 9090c0 886-704 1329-2112 1329">
          <text:p/>
        </draw:connector>
        <draw:connector draw:style-name="gr3" draw:text-style-name="P1" draw:layer="layout" draw:type="curve" svg:x1="7.376cm" svg:y1="10.419cm" svg:x2="5.562cm" svg:y2="9.09cm" draw:start-shape="id4" draw:start-glue-point="6" draw:end-shape="id1" draw:end-glue-point="7" svg:d="m7376 10419c-1210 0-1814-443-1814-1329">
          <text:p/>
        </draw:connector>
        <draw:frame draw:style-name="gr5" draw:text-style-name="P1" draw:layer="layout" svg:width="5.715cm" svg:height="1.27cm" svg:x="3.845cm" svg:y="13.935cm">
          <draw:text-box>
            <text:p text:style-name="P1">Registration</text:p>
          </draw:text-box>
        </draw:frame>
        <draw:custom-shape draw:style-name="gr6" draw:text-style-name="P1" draw:layer="layout" svg:width="2.54cm" svg:height="1.905cm" svg:x="6.95cm" svg:y="0.045cm">
          <text:p text:style-name="P1">Clien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6" draw:text-style-name="P1" draw:layer="layout" svg:width="2.54cm" svg:height="1.905cm" svg:x="0.065cm" svg:y="2.855cm">
          <text:p text:style-name="P1">Clien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6" draw:text-style-name="P1" draw:layer="layout" svg:width="2.54cm" svg:height="1.905cm" svg:x="16.69cm" svg:y="9.071cm">
          <text:p text:style-name="P1">Clien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6" draw:text-style-name="P1" draw:layer="layout" svg:width="2.54cm" svg:height="1.905cm" svg:x="15.69cm" svg:y="2.071cm">
          <text:p text:style-name="P1">Clien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2" draw:text-style-name="P1" draw:layer="layout" svg:x1="8.655cm" svg:y1="3.92cm" svg:x2="8.655cm" svg:y2="2.015cm">
          <text:p/>
        </draw:line>
        <draw:line draw:style-name="gr2" draw:text-style-name="P1" draw:layer="layout" svg:x1="13.335cm" svg:y1="6.985cm" svg:x2="16.275cm" svg:y2="3.92cm">
          <text:p/>
        </draw:line>
        <draw:line draw:style-name="gr2" draw:text-style-name="P1" draw:layer="layout" svg:x1="10.56cm" svg:y1="4.555cm" svg:x2="15.64cm" svg:y2="3.285cm">
          <text:p/>
        </draw:line>
        <draw:line draw:style-name="gr2" draw:text-style-name="P1" draw:layer="layout" svg:x1="13.97cm" svg:y1="8.255cm" svg:x2="16.91cm" svg:y2="9.635cm">
          <text:p/>
        </draw:line>
        <draw:line draw:style-name="gr2" draw:text-style-name="P1" draw:layer="layout" svg:x1="4.445cm" svg:y1="6.985cm" svg:x2="2.305cm" svg:y2="4.555cm">
          <text:p/>
        </draw:line>
        <draw:frame draw:style-name="gr5" draw:text-style-name="P1" draw:layer="layout" svg:width="3.175cm" svg:height="1.27cm" svg:x="5.96cm" svg:y="1.805cm">
          <draw:text-box>
            <text:p text:style-name="P1">Query</text:p>
          </draw:text-box>
        </draw:frame>
        <draw:frame draw:style-name="gr5" draw:text-style-name="P1" draw:layer="layout" svg:width="3.175cm" svg:height="1.27cm" svg:x="13.461cm" svg:y="3.505cm">
          <draw:text-box>
            <text:p text:style-name="P1">Query</text:p>
          </draw:text-box>
        </draw:frame>
        <draw:frame draw:style-name="gr5" draw:text-style-name="P1" draw:layer="layout" svg:width="3.175cm" svg:height="1.27cm" svg:x="0.361cm" svg:y="5.005cm">
          <draw:text-box>
            <text:p text:style-name="P1">Query</text:p>
          </draw:text-box>
        </draw:frame>
        <draw:frame draw:style-name="gr5" draw:text-style-name="P1" draw:layer="layout" svg:width="3.175cm" svg:height="1.27cm" svg:x="14.761cm" svg:y="8.305cm">
          <draw:text-box>
            <text:p text:style-name="P1">Query</text:p>
          </draw:text-box>
        </draw:frame>
        <draw:custom-shape draw:style-name="gr7" draw:text-style-name="P1" draw:layer="layout" svg:width="3.175cm" svg:height="1.905cm" svg:x="1.035cm" svg:y="15.34cm">
          <text:p text:style-name="P1">Service</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 draw:text-style-name="P1" draw:layer="layout" svg:width="3.13cm" svg:height="1.765cm" svg:x="6.75cm" svg:y="15.48cm">
          <text:p text:style-name="P1">Service</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 draw:text-style-name="P1" draw:layer="layout" svg:width="3.335cm" svg:height="1.765cm" svg:x="12.94cm" svg:y="15.48cm">
          <text:p text:style-name="P1">Service</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 draw:text-style-name="P1" draw:id="id1" draw:layer="layout" svg:width="3.175cm" svg:height="2.54cm" svg:x="3.975cm" svg:y="6.55cm">
          <text:p text:style-name="P1">ISIS</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8" draw:text-style-name="P1" draw:id="id4" draw:layer="layout" svg:width="3.175cm" svg:height="2.54cm" svg:x="7.376cm" svg:y="9.15cm">
          <text:p text:style-name="P1">ISIS</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8" draw:text-style-name="P1" draw:id="id3" draw:layer="layout" svg:width="3.175cm" svg:height="2.54cm" svg:x="11.076cm" svg:y="6.55cm">
          <text:p text:style-name="P1">ISIS</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8" draw:text-style-name="P1" draw:id="id2" draw:layer="layout" svg:width="3.175cm" svg:height="2.54cm" svg:x="7.476cm" svg:y="3.95cm">
          <text:p text:style-name="P1">ISIS</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9.253cm" fo:page-height="17.32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Aleksandr Konstantinov</meta:initial-creator>
    <meta:creation-date>2009-05-20T01:08:12</meta:creation-date>
    <dc:date>2009-05-20T10:40:28</dc:date>
    <dc:creator>Aleksandr Konstantinov</dc:creator>
    <meta:editing-duration>PT00H10M57S</meta:editing-duration>
    <meta:editing-cycles>1</meta:editing-cycles>
    <meta:document-statistic meta:object-count="29"/>
    <meta:generator>OpenOffice.org/3.0$Linux OpenOffice.org_project/300m9$Build-9358</meta:generator>
    <meta:user-defined meta:name="Info 1"/>
    <meta:user-defined meta:name="Info 2"/>
    <meta:user-defined meta:name="Info 3"/>
    <meta:user-defined meta:name="Info 4"/>
  </office:meta>
</office:document-meta>
</file>